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BEL Unicode1" svg:font-family="'BABEL Unico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BEL Unicode" svg:font-family="'BABEL Unicod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f31a" officeooo:paragraph-rsid="0018f31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f31a" officeooo:paragraph-rsid="0018f31a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8f31a" officeooo:paragraph-rsid="0018f31a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18f31a" officeooo:paragraph-rsid="0019b4fa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19b4fa" officeooo:paragraph-rsid="0019b4fa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19b4fa" officeooo:paragraph-rsid="001aa5b0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1aa5b0" officeooo:paragraph-rsid="001aa5b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a5b0" officeooo:paragraph-rsid="001aa5b0" style:font-weight-asian="bold" style:font-weight-complex="bold"/>
    </style:style>
    <style:style style:name="T1" style:family="text">
      <style:text-properties officeooo:rsid="0019b4fa"/>
    </style:style>
    <style:style style:name="T2" style:family="text">
      <style:text-properties officeooo:rsid="001aa5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MIENTO DE POLÍTCA PÚBLICA DE SOTFWARE LIBRE PARA BOGOTÁ</text:p>
      <text:p text:style-name="P2">Propuesta unificada para la <text:s/>comunidad de Software Libre </text:p>
      <text:p text:style-name="P2"/>
      <text:p text:style-name="P2"/>
      <text:p text:style-name="P2"/>
      <text:p text:style-name="P2">Contenido</text:p>
      <text:p text:style-name="P2"/>
      <text:list xml:id="list6100979252162630002" text:style-name="L1">
        <text:list-item>
          <text:p text:style-name="P3">Antecedentes históricos</text:p>
          <text:list>
            <text:list-item>
              <text:p text:style-name="P5">Los movimientos sociales por el acceso libre al conocimiento</text:p>
            </text:list-item>
            <text:list-item>
              <text:p text:style-name="P5">Los licenciamientos libres</text:p>
            </text:list-item>
            <text:list-item>
              <text:p text:style-name="P5">El papel de los gobiernos en el desarrollo humano</text:p>
            </text:list-item>
          </text:list>
        </text:list-item>
        <text:list-item>
          <text:p text:style-name="P3">Antecedentes normativos</text:p>
          <text:list>
            <text:list-item>
              <text:p text:style-name="P6"><text:a xlink:type="simple" xlink:href="http://www.itu.int/net/wsis/outcome/booklet-es.pdf" text:style-name="Internet_20_link" text:visited-style-name="Visited_20_Internet_20_Link"><text:span text:style-name="T2">Declaración de Ginebra</text:span></text:a> <text:span text:style-name="T2">http://www.itu.int/net/wsis/outcome/booklet-es.pdf</text:span></text:p>
              <text:p text:style-name="P6"><text:a xlink:type="simple" xlink:href="http://unesdoc.unesco.org/images/0018/001849/184921s.pdf" text:style-name="Internet_20_link" text:visited-style-name="Visited_20_Internet_20_Link"><text:span text:style-name="T2">El fomento de la informacióny la comunicación en arasdel desarrollo</text:span></text:a><text:span text:style-name="T2"> (</text:span><text:a xlink:type="simple" xlink:href="http://unesdoc.unesco.org/images/0018/001849/184921s.pdf" text:style-name="Internet_20_link" text:visited-style-name="Visited_20_Internet_20_Link"><text:span text:style-name="T2">http://unesdoc.unesco.org/images/0018/001849/184921s.pdf</text:span></text:a><text:span text:style-name="T2">)</text:span></text:p>
            </text:list-item>
            <text:list-item>
              <text:p text:style-name="P6"/>
            </text:list-item>
          </text:list>
        </text:list-item>
        <text:list-item>
          <text:p text:style-name="P3">Capítulo I: Principios </text:p>
          <text:list>
            <text:list-item>
              <text:p text:style-name="P5">Principios derivados del bloque de constitucionalidad</text:p>
              <text:list>
                <text:list-item>
                  <text:p text:style-name="P7">Derechos civiles</text:p>
                </text:list-item>
                <text:list-item>
                  <text:p text:style-name="P7">Derechos políticos</text:p>
                </text:list-item>
                <text:list-item>
                  <text:p text:style-name="P7">Derechos sociales económicos y culturales</text:p>
                </text:list-item>
              </text:list>
            </text:list-item>
            <text:list-item>
              <text:p text:style-name="P5">Ejercicio de los derechos humanos en la sociedad de la información</text:p>
            </text:list-item>
            <text:list-item>
              <text:p text:style-name="P5">Libertad de opinión y expresión</text:p>
            </text:list-item>
            <text:list-item>
              <text:p text:style-name="P5">Acceso a la información, el conocimiento y a la ciencia</text:p>
            </text:list-item>
            <text:list-item>
              <text:p text:style-name="P5">El ejercicio de la comunicación y la educación</text:p>
            </text:list-item>
            <text:list-item>
              <text:p text:style-name="P7">Diversidad y contenido local</text:p>
            </text:list-item>
            <text:list-item>
              <text:p text:style-name="P7">Coherencia interna y externa</text:p>
            </text:list-item>
          </text:list>
        </text:list-item>
        <text:list-item>
          <text:p text:style-name="P3">Capítulo II: <text:span text:style-name="T1">Definiciones</text:span></text:p>
          <text:list>
            <text:list-item>
              <text:p text:style-name="P4">Definición de Software Libre</text:p>
            </text:list-item>
            <text:list-item>
              <text:p text:style-name="P5">Definición de cultura libre</text:p>
            </text:list-item>
          </text:list>
        </text:list-item>
        <text:list-item>
          <text:p text:style-name="P7">Líneas estratégicas</text:p>
          <text:list>
            <text:list-item>
              <text:p text:style-name="P7">Construcción de capacidades locales</text:p>
              <text:list>
                <text:list-item>
                  <text:p text:style-name="P7">Contenidos locales</text:p>
                </text:list-item>
                <text:list-item>
                  <text:p text:style-name="P7">Fomento del diálogo intercultural por medios digitales</text:p>
                </text:list-item>
                <text:list-item>
                  <text:p text:style-name="P7">Conectividad</text:p>
                </text:list-item>
              </text:list>
            </text:list-item>
            <text:list-item>
              <text:p text:style-name="P7">Gobierno abierto<text:tab/></text:p>
              <text:list>
                <text:list-item>
                  <text:p text:style-name="P7">Infraestructura pública</text:p>
                </text:list-item>
                <text:list-item>
                  <text:p text:style-name="P7">Licenciamiento</text:p>
                </text:list-item>
                <text:list-item>
                  <text:p text:style-name="P7">Gobierno abierto y datos abiertos</text:p>
                </text:list-item>
                <text:list-item>
                  <text:p text:style-name="P7">Transparencia en la información de interés público</text:p>
                </text:list-item>
              </text:list>
            </text:list-item>
            <text:list-item>
              <text:p text:style-name="P7">Educomunicación e investigación</text:p>
            </text:list-item>
            <text:list-item>
              <text:p text:style-name="P7">Desarrollo de software</text:p>
            </text:list-item>
            <text:list-item>
              <text:p text:style-name="P7">Emprendimiento</text:p>
              <text:p text:style-name="P7"/>
            </text:list-item>
          </text:list>
        </text:list-item>
      </text:list>
      <text:p text:style-name="P8"/>
      <text:list xml:id="list144823740427770" text:continue-numbering="true" text:style-name="L1">
        <text:list-item>
          <text:list>
            <text:list-header>
              <text:p text:style-name="P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BEL Unicode1" svg:font-family="'BABEL Unico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BEL Unicode" svg:font-family="'BABEL Unicod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BABEL Unicode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BABEL Unicode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BABEL Unicode" style:font-family-complex="'BABEL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BABEL Unicode1" style:font-family-complex="'BABEL Unicod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ABEL Unicode1" style:font-family-complex="'BABEL Unicod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ABEL Unicode1" style:font-family-complex="'BABEL Unicode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3:41:13.874690410</meta:creation-date>
    <dc:date>2016-11-22T14:48:20.603184381</dc:date>
    <meta:editing-duration>PT1H7M5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38" meta:word-count="203" meta:character-count="1401" meta:non-whitespace-character-count="1265"/>
  </office:meta>
</office:document-meta>
</file>